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986" officeooo:paragraph-rsid="00100986"/>
    </style:style>
    <style:style style:name="P2" style:family="paragraph" style:parent-style-name="Standard">
      <style:text-properties officeooo:rsid="0010ae7d" officeooo:paragraph-rsid="0010ae7d"/>
    </style:style>
    <style:style style:name="P3" style:family="paragraph" style:parent-style-name="Standard">
      <style:text-properties officeooo:rsid="00122a03" officeooo:paragraph-rsid="00122a03"/>
    </style:style>
    <style:style style:name="P4" style:family="paragraph" style:parent-style-name="Standard">
      <style:text-properties officeooo:rsid="00140a7a" officeooo:paragraph-rsid="00140a7a"/>
    </style:style>
    <style:style style:name="P5" style:family="paragraph" style:parent-style-name="Standard">
      <style:text-properties officeooo:rsid="00155504" officeooo:paragraph-rsid="0016f242"/>
    </style:style>
    <style:style style:name="P6" style:family="paragraph" style:parent-style-name="Standard">
      <style:text-properties officeooo:rsid="00155504" officeooo:paragraph-rsid="0017f388"/>
    </style:style>
    <style:style style:name="P7" style:family="paragraph" style:parent-style-name="Standard">
      <style:text-properties officeooo:rsid="0019e1f9" officeooo:paragraph-rsid="0019e1f9"/>
    </style:style>
    <style:style style:name="P8" style:family="paragraph" style:parent-style-name="Standard">
      <style:text-properties officeooo:rsid="00197c8e" officeooo:paragraph-rsid="00197c8e"/>
    </style:style>
    <style:style style:name="T1" style:family="text">
      <style:text-properties officeooo:rsid="0016f242"/>
    </style:style>
    <style:style style:name="T2" style:family="text">
      <style:text-properties officeooo:rsid="0017f388"/>
    </style:style>
    <style:style style:name="T3" style:family="text">
      <style:text-properties officeooo:rsid="001932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Mail Id URL:</text:p>
      <text:p text:style-name="P1"><text:a xlink:type="simple" xlink:href="https://sg2plcpnl0242.prod.sin2.secureserver.net:2096/cpsess9884098770/webmail/gl_paper_lantern/index.html?login=1&amp;post_login=76797695721369">https://sg2plcpnl0242.prod.sin2.secureserver.net:2096/cpsess9884098770/webmail/gl_paper_lantern/index.html?login=1&amp;post_login=76797695721369</text:a></text:p>
      <text:p text:style-name="P1"/>
      <text:p text:style-name="P1">FeedCamp URL:</text:p>
      <text:p text:style-name="P1"><text:a xlink:type="simple" xlink:href="https://freedcamp.com/chirags_Work_Project_EV6/Sunrise_HCM_0DB1/todos/11922621">https://freedcamp.com/chirags_Work_Project_EV6/Sunrise_HCM_0DB1/todos/11922621</text:a></text:p>
      <text:p text:style-name="P1"/>
      <text:p text:style-name="P1">Time Sheet URL:</text:p>
      <text:p text:style-name="P1"><text:a xlink:type="simple" xlink:href="https://360dc.secure.force.com/TimeSheet/TSListView?Eid=a0K610000086aCSEAY">https://360dc.secure.force.com/TimeSheet/TSListView?Eid=a0K610000086aCSEAY</text:a></text:p>
      <text:p text:style-name="P1"/>
      <text:p text:style-name="P1">Login Salesforce.com URL:</text:p>
      <text:p text:style-name="P1"><text:a xlink:type="simple" xlink:href="https://careerlightningdev-dev-ed.my.salesforce.com/setup/forcecomHomepage.apexp?setupid=ForceCom&amp;retURL=%2Fsetup%2FforcecomHomepage.apexp%3Fsetupid%3DForceCom%26retURL%3D%252Fa1S">https://careerlightningdev-dev-ed.my.salesforce.com/setup/forcecomHomepage.apexp?setupid=ForceCom&amp;retURL=%2Fsetup%2FforcecomHomepage.apexp%3Fsetupid%3DForceCom%26retURL%3D%252Fa1S</text:a></text:p>
      <text:p text:style-name="P1"/>
      <text:p text:style-name="P3">Salesforce Link:</text:p>
      <text:p text:style-name="P3"><text:a xlink:type="simple" xlink:href="https://www.xgeek.net/salesforce/date-format-and-datetime-format/">https://www.xgeek.net/salesforce/date-format-and-datetime-format/</text:a></text:p>
      <text:p text:style-name="P3"/>
      <text:p text:style-name="P8">https://workbench.developerforce.com/login.php</text:p>
      <text:p text:style-name="P3"/>
      <text:p text:style-name="P5">Objects SHCM Links ::: <text:span text:style-name="T3">PASWARD </text:span><text:s/><text:span text:style-name="T1">360sunrisehcm </text:span></text:p>
      <text:p text:style-name="P6"><text:s text:c="40"/><text:span text:style-name="T2"><text:s/>cjain@sunrisehcm.com<text:tab/></text:span>https://docs.google.com/spreadsheets/d/1vKv9tuYO5eW_8yNPwtBQaSSI4B618nNcxWaXkjYiNnY/edit#gid=0&amp;range=222:223</text:p>
      <text:p text:style-name="P3"/>
      <text:p text:style-name="P4">https://apexcoder.com/2016/04/25/approval-process-using-apex/</text:p>
      <text:p text:style-name="P1"/>
      <text:p text:style-name="P1"/>
      <text:p text:style-name="P2">public with sharing class HRCompensationPlanTriggerHandler {</text:p>
      <text:p text:style-name="P2"><text:s text:c="4"/></text:p>
      <text:p text:style-name="P2"><text:s text:c="5"/>public static void beforeInsertHRCompensationPlan(List&lt;SHCM__Compensation_Plan__c&gt; insertedNewListHRCompensationPlan){</text:p>
      <text:p text:style-name="P2"><text:s text:c="8"/>beforeInsertHRCompensationPlanAction(insertedNewListHRCompensationPlan);</text:p>
      <text:p text:style-name="P2"><text:s text:c="5"/>}</text:p>
      <text:p text:style-name="P2"><text:s text:c="5"/></text:p>
      <text:p text:style-name="P2"><text:s text:c="5"/>private static void beforeInsertHRCompensationPlanAction(List&lt;SHCM__Compensation_Plan__c&gt; insertedNewListHRCompensationPlan){</text:p>
      <text:p text:style-name="P2"><text:s text:c="8"/></text:p>
      <text:p text:style-name="P2"><text:s text:c="8"/>Set&lt;String&gt; setHRCompensationPlaneOwnerId = new Set&lt;String&gt;(); <text:s text:c="6"/></text:p>
      <text:p text:style-name="P2"><text:s text:c="8"/>List&lt;SHCM__Compensation_Plan__c&gt; CompensationPlanList = new List&lt;SHCM__Compensation_Plan__c&gt;(); </text:p>
      <text:p text:style-name="P2"><text:s text:c="8"/>for(SHCM__Compensation_Plan__c objCon : insertedNewListHRCompensationPlan){</text:p>
      <text:p text:style-name="P2"><text:s text:c="12"/></text:p>
      <text:p text:style-name="P2"><text:s text:c="12"/>if(objCon != NULL){ <text:s/></text:p>
      <text:p text:style-name="P2"><text:s text:c="16"/>setHRCompensationPlaneOwnerId.add(objCon.Ownerid); <text:s text:c="6"/></text:p>
      <text:p text:style-name="P2"><text:s text:c="12"/>} <text:s text:c="2"/></text:p>
      <text:p text:style-name="P2"><text:s text:c="8"/>}</text:p>
      <text:p text:style-name="P2"><text:s text:c="8"/>List&lt;SHCM__Contact_HCM__c&gt; ListContactHCM = [select id ,SHCM__active__c,owner.id,SHCM__reviewingManager__c,SHCM__salesforceUser__c from <text:soft-page-break/>SHCM__Contact_HCM__c where OwnerId != null and <text:s/>OwnerId in:setHRCompensationPlaneOwnerId];</text:p>
      <text:p text:style-name="P2"><text:s text:c="8"/>for(SHCM__Compensation_Plan__c objComPlan :insertedNewListHRCompensationPlan)</text:p>
      <text:p text:style-name="P2"><text:s text:c="8"/>{</text:p>
      <text:p text:style-name="P2"><text:s text:c="5"/></text:p>
      <text:p text:style-name="P2"><text:s text:c="10"/>for(SHCM__Contact_HCM__c objContactHCM :ListContactHCM)</text:p>
      <text:p text:style-name="P2"><text:s text:c="10"/>{</text:p>
      <text:p text:style-name="P2"><text:s text:c="10"/></text:p>
      <text:p text:style-name="P2"><text:s text:c="13"/>if(objContactHCM.SHCM__active__c == true &amp;&amp; objContactHCM.OwnerId == objComPlan.OwnerId)</text:p>
      <text:p text:style-name="P2"><text:s text:c="13"/>{ <text:s text:c="3"/></text:p>
      <text:p text:style-name="P2"><text:s text:c="18"/>objComPlan.SHCM__reviewingManager__c = objContactHCM.SHCM__reviewingManager__c; </text:p>
      <text:p text:style-name="P2"><text:s text:c="18"/>objComPlan.SHCM__reviewingManagerUser__c = objContactHCM.SHCM__salesforceUser__c; </text:p>
      <text:p text:style-name="P2"><text:s text:c="18"/>objComPlan.SHCM__statusapprovalrequestsapprovalrequests__c='Saved';</text:p>
      <text:p text:style-name="P2"><text:s text:c="18"/>CompensationPlanList.add(objComPlan); <text:s/></text:p>
      <text:p text:style-name="P2"><text:s text:c="13"/>}</text:p>
      <text:p text:style-name="P2"><text:s text:c="10"/>} <text:s text:c="6"/></text:p>
      <text:p text:style-name="P2"><text:s text:c="8"/>} <text:s text:c="4"/></text:p>
      <text:p text:style-name="P2"><text:s text:c="5"/>} </text:p>
      <text:p text:style-name="P2"><text:s text:c="6"/></text:p>
      <text:p text:style-name="P2"><text:s text:c="5"/>public static void beforeUpdateHRCompensationPlan(List&lt;SHCM__Compensation_Plan__c&gt; updateNewHRCompensationPlan,Map&lt;Id,SHCM__Compensation_Plan__c&gt; updateOldMapHRCompensationPlan){</text:p>
      <text:p text:style-name="P2"><text:s text:c="5"/></text:p>
      <text:p text:style-name="P2"><text:s text:c="6"/>beforeUpdataHRCompensationPlanAction(updateNewHRCompensationPlan, updateOldMapHRCompensationPlan); <text:s text:c="2"/></text:p>
      <text:p text:style-name="P2"><text:s text:c="5"/>}</text:p>
      <text:p text:style-name="P2"><text:s text:c="5"/></text:p>
      <text:p text:style-name="P2"><text:s text:c="5"/>private static void beforeUpdataHRCompensationPlanAction(List&lt;SHCM__Compensation_Plan__c&gt; updateNewHRCompensationPlan,Map&lt;Id,SHCM__Compensation_Plan__c&gt; updateOldMapHRCompensationPlan){</text:p>
      <text:p text:style-name="P2"><text:s text:c="5"/></text:p>
      <text:p text:style-name="P2"><text:s text:c="9"/>Set&lt;String&gt; setHRCompensationPlaneOwnerId = new Set&lt;String&gt;(); <text:s text:c="3"/></text:p>
      <text:p text:style-name="P2"><text:s text:c="9"/>List&lt;SHCM__Compensation_Plan__c&gt; CompensationPlanList = new List&lt;SHCM__Compensation_Plan__c&gt;(); </text:p>
      <text:p text:style-name="P2"><text:s text:c="9"/></text:p>
      <text:p text:style-name="P2"><text:s text:c="9"/>for(SHCM__Compensation_Plan__c objCon : updateNewHRCompensationPlan){</text:p>
      <text:p text:style-name="P2"><text:s text:c="4"/></text:p>
      <text:p text:style-name="P2"><text:s text:c="13"/>if(objCon != NULL){</text:p>
      <text:p text:style-name="P2"><text:s text:c="17"/>setHRCompensationPlaneOwnerId.add(objCon.Ownerid); <text:s text:c="6"/></text:p>
      <text:p text:style-name="P2"><text:s text:c="13"/>} <text:s text:c="2"/></text:p>
      <text:p text:style-name="P2"><text:s text:c="10"/>}</text:p>
      <text:p text:style-name="P2"><text:s text:c="10"/>List&lt;SHCM__Contact_HCM__c&gt; ListContactHCM = [select id ,SHCM__active__c,owner.id,SHCM__reviewingManager__c,SHCM__salesforceUser__c from SHCM__Contact_HCM__c where OwnerId != null and <text:s/>OwnerId in:setHRCompensationPlaneOwnerId];</text:p>
      <text:p text:style-name="P2"><text:s text:c="10"/>for(SHCM__Compensation_Plan__c objComPlan :updateNewHRCompensationPlan)</text:p>
      <text:p text:style-name="P2"><text:s text:c="10"/>{</text:p>
      <text:p text:style-name="P2"><text:s text:c="14"/>SHCM__Compensation_Plan__c CompensationPlanOldOwnerId = <text:soft-page-break/>updateOldMapHRCompensationPlan.get(objComPlan.id);</text:p>
      <text:p text:style-name="P2"><text:s text:c="14"/>If( updateOldMapHRCompensationPlan.containsKey(objComPlan.id)){</text:p>
      <text:p text:style-name="P2"><text:s text:c="18"/>for(SHCM__Contact_HCM__c objContactHCM :ListContactHCM)</text:p>
      <text:p text:style-name="P2"><text:s text:c="18"/>{</text:p>
      <text:p text:style-name="P2"><text:s text:c="24"/>if(objContactHCM.SHCM__active__c == true <text:s/>&amp;&amp; objContactHCM.OwnerId != null) </text:p>
      <text:p text:style-name="P2"><text:s text:c="25"/>{ <text:s text:c="2"/></text:p>
      <text:p text:style-name="P2"><text:s text:c="30"/>objComPlan.SHCM__reviewingManager__c = objContactHCM.SHCM__reviewingManager__c; </text:p>
      <text:p text:style-name="P2"><text:s text:c="30"/>objComPlan.SHCM__reviewingManagerUser__c = objContactHCM.SHCM__salesforceUser__c; </text:p>
      <text:p text:style-name="P2"><text:s text:c="30"/>CompensationPlanList.add(objComPlan); <text:s/></text:p>
      <text:p text:style-name="P2"><text:s text:c="25"/>}</text:p>
      <text:p text:style-name="P2"><text:s text:c="18"/>} <text:s/></text:p>
      <text:p text:style-name="P2"><text:s text:c="15"/>} <text:s text:c="7"/></text:p>
      <text:p text:style-name="P2"><text:s text:c="12"/>}</text:p>
      <text:p text:style-name="P2"><text:s text:c="7"/>}</text:p>
      <text:p text:style-name="P2"><text:s text:c="5"/></text:p>
      <text:p text:style-name="P2"><text:s text:c="9"/>public static void afterUpdateHRCompensationPlan(Map&lt;Id, SHCM__Compensation_Plan__c&gt; mapNewCP, Map&lt;Id, SHCM__Compensation_Plan__c&gt; mapOldCP){</text:p>
      <text:p text:style-name="P2"><text:s text:c="12"/>afterUpdateHRCompensationPlanAction(mapNewCP,mapOldCP);</text:p>
      <text:p text:style-name="P2"><text:s text:c="9"/>}</text:p>
      <text:p text:style-name="P2"><text:s text:c="5"/></text:p>
      <text:p text:style-name="P2"><text:s text:c="9"/>private static void afterUpdateHRCompensationPlanAction(Map&lt;Id, SHCM__Compensation_Plan__c&gt; mapNewCP, Map&lt;Id, SHCM__Compensation_Plan__c&gt; mapOldCP){</text:p>
      <text:p text:style-name="P2"><text:s text:c="14"/></text:p>
      <text:p text:style-name="P2"><text:s text:c="14"/>system.debug('afterUpdateHRCompensationPlanAction');</text:p>
      <text:p text:style-name="P2"><text:s text:c="14"/>Set&lt;String&gt; setCPIds = new Set&lt;String&gt;();</text:p>
      <text:p text:style-name="P2"><text:s text:c="14"/>for(SHCM__Compensation_Plan__c objCP: mapNewCP.values())</text:p>
      <text:p text:style-name="P2"><text:s text:c="14"/>{</text:p>
      <text:p text:style-name="P2"><text:s text:c="16"/>if(objCP.SHCM__status__c != mapOldCP.get(objCP.Id).SHCM__status__c)</text:p>
      <text:p text:style-name="P2"><text:s text:c="16"/>{</text:p>
      <text:p text:style-name="P2"><text:s text:c="20"/>setCPIds.add(objCP.Id);</text:p>
      <text:p text:style-name="P2"><text:s text:c="16"/>}</text:p>
      <text:p text:style-name="P2"><text:s text:c="14"/>}</text:p>
      <text:p text:style-name="P2"><text:s text:c="14"/>List&lt;Approval.ProcessSubmitRequest&gt; requests = new List&lt;Approval.ProcessSubmitRequest&gt; ();</text:p>
      <text:p text:style-name="P2"><text:s text:c="14"/>for(SHCM__Compensation_Plan__c objCP : [Select Id,name, (Select id,name from SHCM__HR_Compensation_Grades__r where SHCM__status__c = 'Saved') from SHCM__Compensation_Plan__c Where Id IN : setCPIds and SHCM__status__c = :'Submitted'])</text:p>
      <text:p text:style-name="P2"><text:s text:c="14"/>{</text:p>
      <text:p text:style-name="P2"><text:s text:c="17"/>system.debug('objCP'+objCP);</text:p>
      <text:p text:style-name="P2"><text:s text:c="17"/>for(SHCM__Compensation_Grade__c objCPG : objCP.SHCM__HR_Compensation_Grades__r)</text:p>
      <text:p text:style-name="P2"><text:s text:c="17"/>{ </text:p>
      <text:p text:style-name="P2"><text:s text:c="20"/>system.debug('objCPG'+objCPG);</text:p>
      <text:p text:style-name="P2"><text:s text:c="20"/>Approval.ProcessSubmitRequest req1 = new Approval.ProcessSubmitRequest();</text:p>
      <text:p text:style-name="P2"><text:s text:c="20"/>req1.setComments('Submitting request for approval ');</text:p>
      <text:p text:style-name="P2"><text:s text:c="20"/>req1.setObjectId(objCPG.Id);</text:p>
      <text:p text:style-name="P2"><text:s text:c="20"/>system.debug('req1==='+req1);</text:p>
      <text:p text:style-name="P2"><text:soft-page-break/><text:s text:c="21"/></text:p>
      <text:p text:style-name="P2"><text:s text:c="20"/>requests.add(req1);</text:p>
      <text:p text:style-name="P2"><text:s text:c="20"/>system.debug('requests'+requests);</text:p>
      <text:p text:style-name="P2"><text:s text:c="16"/>} <text:s text:c="2"/></text:p>
      <text:p text:style-name="P2"/>
      <text:p text:style-name="P2"><text:s text:c="12"/>}</text:p>
      <text:p text:style-name="P2"><text:s text:c="12"/></text:p>
      <text:p text:style-name="P2"><text:s text:c="12"/>List&lt;Approval.ProcessWorkitemRequest&gt; approvalrequests = new List&lt;Approval.ProcessWorkitemRequest&gt;();</text:p>
      <text:p text:style-name="P2"><text:s text:c="12"/>for(SHCM__Compensation_Plan__c objCP : [Select Id,name,SHCM__status__c, (Select id,name,SHCM__status__c from SHCM__HR_Compensation_Grades__r ) from SHCM__Compensation_Plan__c Where Id IN : setCPIds and SHCM__status__c = :'Approved']) // where SHCM__status__c = 'Submitted'</text:p>
      <text:p text:style-name="P2"><text:s text:c="12"/>{</text:p>
      <text:p text:style-name="P2"><text:s text:c="16"/>system.debug('objCP-----'+objCP);</text:p>
      <text:p text:style-name="P2"><text:s text:c="13"/>for(SHCM__Compensation_Grade__c objCPG : objCP.SHCM__HR_Compensation_Grades__r)</text:p>
      <text:p text:style-name="P2"><text:s text:c="13"/>{</text:p>
      <text:p text:style-name="P2"><text:s text:c="16"/>system.debug('objCPG-----'+objCPG);</text:p>
      <text:p text:style-name="P2"><text:s text:c="15"/>// String recordId = objCPG.id;</text:p>
      <text:p text:style-name="P2"><text:s text:c="16"/>List&lt;ProcessInstanceWorkitem&gt; workItems = [SELECT Id, ProcessInstanceId FROM ProcessInstanceWorkitem <text:s/>WHERE ProcessInstance.TargetObjectId = : objCPG.id ];</text:p>
      <text:p text:style-name="P2"><text:s text:c="16"/>system.debug('workItems------'+workItems);</text:p>
      <text:p text:style-name="P2"><text:s text:c="16"/></text:p>
      <text:p text:style-name="P2"><text:s text:c="16"/>for(ProcessInstanceWorkitem workItem : workItems)</text:p>
      <text:p text:style-name="P2"><text:s text:c="16"/>{</text:p>
      <text:p text:style-name="P2"><text:s text:c="20"/>Approval.ProcessWorkitemRequest req = new Approval.ProcessWorkitemRequest();</text:p>
      <text:p text:style-name="P2"><text:s text:c="20"/>req.setWorkitemId(workItem.Id);</text:p>
      <text:p text:style-name="P2"><text:s text:c="20"/>//Valid values are: Approve, Reject, or Removed. </text:p>
      <text:p text:style-name="P2"><text:s text:c="20"/>//Only system administrators can specify Removed.</text:p>
      <text:p text:style-name="P2"><text:s text:c="20"/>req.setAction('Approved');</text:p>
      <text:p text:style-name="P2"><text:s text:c="20"/>req.setComments('Your Comment.');</text:p>
      <text:p text:style-name="P2"><text:s text:c="20"/>approvalrequests.add(req);</text:p>
      <text:p text:style-name="P2"><text:s text:c="20"/>system.debug('approvalrequests====='+approvalrequests);</text:p>
      <text:p text:style-name="P2"><text:s text:c="16"/>}</text:p>
      <text:p text:style-name="P2"><text:s text:c="14"/>}</text:p>
      <text:p text:style-name="P2"><text:s text:c="12"/></text:p>
      <text:p text:style-name="P2"><text:s text:c="13"/>}</text:p>
      <text:p text:style-name="P2"><text:s text:c="14"/></text:p>
      <text:p text:style-name="P2"><text:s text:c="13"/>Approval.ProcessResult[] processResultsSubmited = null;</text:p>
      <text:p text:style-name="P2"><text:s text:c="13"/>Approval.ProcessResult[] processResultsApproved = null;</text:p>
      <text:p text:style-name="P2"><text:s text:c="13"/>try {</text:p>
      <text:p text:style-name="P2"><text:s text:c="16"/>processResultsSubmited = Approval.process(requests, true);</text:p>
      <text:p text:style-name="P2"><text:s text:c="16"/>processResultsApproved = Approval.process(approvalrequests, true);</text:p>
      <text:p text:style-name="P2"><text:s text:c="14"/>}</text:p>
      <text:p text:style-name="P2"><text:s text:c="14"/>catch (System.DmlException e) {</text:p>
      <text:p text:style-name="P2"><text:s text:c="16"/>System.debug('Exception Is ' + e.getMessage());</text:p>
      <text:p text:style-name="P2"><text:s text:c="14"/>} <text:s text:c="5"/></text:p>
      <text:p text:style-name="P2"><text:s text:c="9"/>} <text:s text:c="7"/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2:54:39.664866716</meta:creation-date>
    <dc:date>2017-10-24T11:25:22.423694342</dc:date>
    <meta:editing-duration>PT7H41M9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4" meta:paragraph-count="151" meta:word-count="409" meta:character-count="8561" meta:non-whitespace-character-count="6330"/>
  </office:meta>
</office:document-meta>
</file>